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textarea-horizontal-align="justify" draw:textarea-vertical-align="middle" draw:auto-grow-height="false" fo:min-height="5.9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.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17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8" style:family="graphic" style:parent-style-name="standard">
      <style:graphic-properties draw:stroke="none" svg:stroke-color="#000000" draw:fill="none" draw:fill-color="#ffffff" fo:min-height="2.95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standard">
      <style:graphic-properties draw:textarea-horizontal-align="justify" draw:textarea-vertical-align="middle" draw:auto-grow-height="false" fo:min-height="9.75cm" fo:min-width="1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cm" fo:min-width="9.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4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cm" svg:height="2.9cm" svg:x="1.5cm" svg:y="4.4cm">
          <draw:text-box>
            <text:p>Create Account</text:p>
          </draw:text-box>
        </draw:frame>
        <draw:custom-shape draw:style-name="gr3" draw:text-style-name="P1" draw:layer="layout" svg:width="5.5cm" svg:height="6.2cm" svg:x="2.3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3.5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3.5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5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5.3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5.3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5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1.6cm">
          <text:p text:style-name="P1">sol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4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4.3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6.8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5.2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5.2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1.3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1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4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2.5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2.5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9cm" svg:height="3.2cm" svg:x="1.5cm" svg:y="4.5cm">
          <draw:text-box>
            <text:p>Create Account</text:p>
            <text:p/>
          </draw:text-box>
        </draw:frame>
      </draw:page>
      <draw:page draw:name="page3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0.9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5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7.3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7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3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5.9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23.7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23.8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20.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22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0.9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5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9cm" svg:height="3.1cm" svg:x="1.4cm" svg:y="4.6cm">
          <draw:text-box>
            <text:p>Creat Account</text:p>
          </draw:text-box>
        </draw:frame>
      </draw:page>
      <draw:page draw:name="page4" draw:style-name="dp1" draw:master-page-name="Standard"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1.3cm">
          <text:p text:style-name="P1">Create Accou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1cm" svg:height="10cm" svg:x="4.4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9.8cm" svg:height="1.5cm" svg:x="5.3cm" svg:y="13.9cm">
          <text:p text:style-name="P1">solde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6.7cm" svg:height="1.673cm" svg:x="4.4cm" svg:y="9.227cm">
          <draw:text-box>
            <text:p>Form</text:p>
            <text:p/>
          </draw:text-box>
        </draw:frame>
        <draw:custom-shape draw:style-name="gr11" draw:text-style-name="P3" draw:layer="layout" svg:width="9.8cm" svg:height="1.5cm" svg:x="5.4cm" svg:y="15.8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9.8cm" svg:height="1.5cm" svg:x="5.3cm" svg:y="1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cm" svg:height="0.7cm" svg:x="13.5cm" svg:y="18.4cm">
          <text:p text:style-name="P1">vali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30:30.619400745</meta:creation-date>
    <meta:generator>LibreOffice/5.1.6.2$Linux_X86_64 LibreOffice_project/10m0$Build-2</meta:generator>
    <dc:date>2017-11-09T13:40:23.837066562</dc:date>
    <meta:editing-duration>PT1H26M1S</meta:editing-duration>
    <meta:editing-cycles>18</meta:editing-cycles>
    <meta:document-statistic meta:object-count="67"/>
  </office:meta>
</office:document-meta>
</file>